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Comma" style:data-style-name="N3">
      <style:table-cell-properties fo:border-top="thin double #000000" fo:border-bottom="none" fo:border-left="thin solid #000000" fo:border-right="thin solid #000000" style:vertical-align="automatic" fo:background-color="#FFFFFF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3">
      <style:table-cell-properties fo:border-top="thin double #000000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69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Default" style:data-style-name="N37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000000" fo:background-color="#FFFFFF"/>
    </style:style>
    <style:style style:name="ce72" style:family="table-cell" style:parent-style-name="Default" style:data-style-name="N0">
      <style:table-cell-properties fo:background-color="#FFFFFF"/>
    </style:style>
    <style:style style:name="ce7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Comma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6.82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37583333333333cm" style:use-optimal-column-width="true"/>
    </style:style>
    <style:style style:name="co6" style:family="table-column">
      <style:table-column-properties fo:break-before="auto" style:column-width="5.45041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number-columns-repeated="1009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7">
            <text:p>VISACOM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5401" table:number-columns-spanned="2" table:number-rows-spanned="1" table:style-name="ce68">
            <text:p>54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7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9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7">
            <text:p>Inventari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2-01-15T00:00:00" table:number-columns-spanned="2" table:number-rows-spanned="1" table:style-name="ce70">
            <text:p>15/01/2022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7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69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7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1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72"/>
          <table:covered-table-cell table:number-columns-repeated="10"/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2" table:style-name="ce73">
            <text:p>Código</text:p>
          </table:table-cell>
          <table:table-cell office:value-type="string" table:number-columns-spanned="1" table:number-rows-spanned="2" table:style-name="ce74">
            <text:p>Cuenta</text:p>
          </table:table-cell>
          <table:table-cell office:value-type="string" table:number-columns-spanned="1" table:number-rows-spanned="2" table:style-name="ce74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5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3">
            <text:p>Código</text:p>
          </table:table-cell>
          <table:table-cell office:value-type="string" table:number-columns-spanned="1" table:number-rows-spanned="2" table:style-name="ce74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6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9">
            <text:p>30-Sep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ec-21</text:p>
          </table:table-cell>
          <table:covered-table-cell/>
          <table:covered-table-cell/>
          <table:table-cell office:value-type="date" office:date-value="2020-12-31T00:00:00" table:style-name="ce9">
            <text:p>31-De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2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office:value-type="string" table:style-name="ce21">
            <text:p>Inventarios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office:value-type="string" table:style-name="ce21">
            <text:p>Inventarios</text:p>
          </table:table-cell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3.1</text:p>
          </table:table-cell>
          <table:table-cell office:value-type="string" table:style-name="ce29">
            <text:p>Mobiliario para eventos</text:p>
          </table:table-cell>
          <table:table-cell table:style-name="ce22"/>
          <table:table-cell office:value-type="float" office:value="47426.48" table:style-name="ce23">
            <text:p>47,426</text:p>
          </table:table-cell>
          <table:table-cell table:style-name="ce24"/>
          <table:table-cell table:style-name="ce25"/>
          <table:table-cell office:value-type="float" office:value="47426.48" table:formula="of:=[.D11]+[.E11]-[.F11]" table:style-name="ce26">
            <text:p>47,426</text:p>
          </table:table-cell>
          <table:table-cell office:value-type="string" table:style-name="ce20">
            <text:p>1.1.3.1</text:p>
          </table:table-cell>
          <table:table-cell office:value-type="string" table:style-name="ce29">
            <text:p>Mobiliario para eventos</text:p>
          </table:table-cell>
          <table:table-cell office:value-type="float" office:value="47426" table:style-name="ce27">
            <text:p>47,426</text:p>
          </table:table-cell>
          <table:table-cell office:value-type="float" office:value="0.48000000000320142" table:formula="of:=+[.G11]-[.J11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3.5</text:p>
          </table:table-cell>
          <table:table-cell office:value-type="string" table:style-name="ce29">
            <text:p>Eventos en desarrollo</text:p>
          </table:table-cell>
          <table:table-cell table:style-name="ce30"/>
          <table:table-cell office:value-type="float" office:value="0" table:style-name="ce25">
            <text:p>0</text:p>
          </table:table-cell>
          <table:table-cell table:style-name="ce24"/>
          <table:table-cell table:style-name="ce25"/>
          <table:table-cell office:value-type="float" office:value="0" table:formula="of:=[.D12]+[.E12]-[.F12]" table:style-name="ce26">
            <text:p>0</text:p>
          </table:table-cell>
          <table:table-cell office:value-type="string" table:style-name="ce20">
            <text:p>1.1.3.5</text:p>
          </table:table-cell>
          <table:table-cell office:value-type="string" table:style-name="ce29">
            <text:p>Eventos en desarrollo</text:p>
          </table:table-cell>
          <table:table-cell office:value-type="float" office:value="13000" table:style-name="ce25">
            <text:p>13,000</text:p>
          </table:table-cell>
          <table:table-cell office:value-type="float" office:value="-13000" table:formula="of:=+[.G12]-[.J12]" table:style-name="ce28">
            <text:p>-13,00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table:style-name="ce29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29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0">
            <text:p>1.1.3.7</text:p>
          </table:table-cell>
          <table:table-cell office:value-type="string" table:style-name="ce29">
            <text:p>Mercaderías en Transito</text:p>
          </table:table-cell>
          <table:table-cell table:style-name="ce30"/>
          <table:table-cell office:value-type="float" office:value="4329.25" table:style-name="ce25">
            <text:p>4,329</text:p>
          </table:table-cell>
          <table:table-cell table:style-name="ce24"/>
          <table:table-cell table:style-name="ce25"/>
          <table:table-cell office:value-type="float" office:value="4329.25" table:formula="of:=[.D14]+[.E14]-[.F14]" table:style-name="ce26">
            <text:p>4,329</text:p>
          </table:table-cell>
          <table:table-cell office:value-type="string" table:style-name="ce20">
            <text:p>1.1.3.7</text:p>
          </table:table-cell>
          <table:table-cell office:value-type="string" table:style-name="ce29">
            <text:p>Mercaderías en Transito</text:p>
          </table:table-cell>
          <table:table-cell office:value-type="float" office:value="0" table:style-name="ce25">
            <text:p>0</text:p>
          </table:table-cell>
          <table:table-cell office:value-type="float" office:value="4329.25" table:formula="of:=+[.G14]-[.J14]" table:style-name="ce28">
            <text:p>4,32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0"/>
          <table:table-cell office:value-type="string" table:style-name="ce29">
            <text:p>Amortización de mobiliario para Eventos ⅓</text:p>
          </table:table-cell>
          <table:table-cell table:style-name="ce30"/>
          <table:table-cell office:value-type="float" office:value="-15808.83" table:style-name="ce25">
            <text:p>-15,809</text:p>
          </table:table-cell>
          <table:table-cell table:style-name="ce24"/>
          <table:table-cell table:style-name="ce25"/>
          <table:table-cell office:value-type="float" office:value="-15808.83" table:formula="of:=[.D15]+[.E15]-[.F15]" table:style-name="ce26">
            <text:p>-15,809</text:p>
          </table:table-cell>
          <table:table-cell table:style-name="ce20"/>
          <table:table-cell office:value-type="string" table:style-name="ce29">
            <text:p>Amortización de mobiliario para Eventos ⅓</text:p>
          </table:table-cell>
          <table:table-cell office:value-type="float" office:value="-15809" table:style-name="ce25">
            <text:p>-15,809</text:p>
          </table:table-cell>
          <table:table-cell office:value-type="float" office:value="0.17000000000007276" table:formula="of:=+[.G15]-[.J15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31"/>
          <table:table-cell table:number-columns-repeated="2" table:style-name="ce32"/>
          <table:table-cell table:number-columns-repeated="3"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8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39"/>
          <table:table-cell office:value-type="string" table:style-name="ce40">
            <text:p>Total</text:p>
          </table:table-cell>
          <table:table-cell table:style-name="ce40"/>
          <table:table-cell office:value-type="float" office:value="35946.9" table:formula="of:=SUM([.D9:.D16])" table:style-name="ce41">
            <text:p>35,947</text:p>
          </table:table-cell>
          <table:table-cell office:value-type="float" office:value="0" table:formula="of:=SUM([.E9:.E16])" table:style-name="ce41">
            <text:p>0</text:p>
          </table:table-cell>
          <table:table-cell office:value-type="float" office:value="0" table:formula="of:=SUM([.F9:.F16])" table:style-name="ce41">
            <text:p>0</text:p>
          </table:table-cell>
          <table:table-cell office:value-type="float" office:value="35946.9" table:formula="of:=SUM([.G9:.G16])" table:style-name="ce41">
            <text:p>35,947</text:p>
          </table:table-cell>
          <table:table-cell table:number-columns-repeated="2" table:style-name="ce41"/>
          <table:table-cell office:value-type="float" office:value="44617" table:formula="of:=SUM([.J9:.J16])" table:style-name="ce41">
            <text:p>44,617</text:p>
          </table:table-cell>
          <table:table-cell office:value-type="float" office:value="-12999.519999999997" table:formula="of:=SUM([.K9:.K12])" table:style-name="ce42">
            <text:p>-13,000</text:p>
          </table:table-cell>
          <table:table-cell table:style-name="ce43"/>
          <table:table-cell table:number-columns-repeated="16372" table:style-name="ce44"/>
        </table:table-row>
        <table:table-row table:style-name="ro2">
          <table:table-cell table:number-columns-repeated="12" table:style-name="ce5"/>
          <table:table-cell table:number-columns-repeated="16372"/>
        </table:table-row>
        <table:table-row table:style-name="ro2">
          <table:table-cell table:style-name="ce5"/>
          <table:table-cell table:number-columns-repeated="2" table:style-name="ce45"/>
          <table:table-cell office:value-type="string" table:style-name="ce46">
            <text:p>Saldo al</text:p>
          </table:table-cell>
          <table:table-cell office:value-type="string" table:style-name="ce47">
            <text:p>Saldo al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office:value-type="string" table:style-name="ce48">
            <text:p>Nota a los estados financieros:</text:p>
          </table:table-cell>
          <table:table-cell table:style-name="ce48"/>
          <table:table-cell office:value-type="date" office:date-value="2021-12-31T00:00:00" table:style-name="ce49">
            <text:p>31/12/2021</text:p>
          </table:table-cell>
          <table:table-cell office:value-type="date" office:date-value="2020-12-31T00:00:00" table:style-name="ce50">
            <text:p>31/12/2020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table:style-name="ce51"/>
          <table:table-cell table:style-name="ce52"/>
          <table:table-cell table:number-columns-repeated="2" table:style-name="ce53"/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office:value-type="string" table:style-name="ce54">
            <text:p>Mobiliario para eventos</text:p>
          </table:table-cell>
          <table:table-cell table:style-name="ce55"/>
          <table:table-cell office:value-type="float" office:value="47426.48" table:formula="of:=[.G11]" table:style-name="ce56">
            <text:p>47,426</text:p>
          </table:table-cell>
          <table:table-cell office:value-type="float" office:value="47426" table:formula="of:=[.J11]" table:style-name="ce56">
            <text:p>47,426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office:value-type="string" table:style-name="ce54">
            <text:p>Eventos en proceso</text:p>
          </table:table-cell>
          <table:table-cell table:style-name="ce55"/>
          <table:table-cell office:value-type="float" office:value="0" table:formula="of:=[.G12]" table:style-name="ce56">
            <text:p>0</text:p>
          </table:table-cell>
          <table:table-cell office:value-type="float" office:value="13000" table:formula="of:=[.J12]" table:style-name="ce56">
            <text:p>13,000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5"/>
          <table:table-cell table:style-name="ce54"/>
          <table:table-cell table:style-name="ce55"/>
          <table:table-cell table:number-columns-repeated="2" table:style-name="ce56"/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5"/>
          <table:table-cell office:value-type="string" table:style-name="ce57">
            <text:p>Total</text:p>
          </table:table-cell>
          <table:table-cell table:style-name="ce55"/>
          <table:table-cell office:value-type="float" office:value="47426.48" table:formula="of:=SUM([.D21:.D24])" table:style-name="ce58">
            <text:p>47,426</text:p>
          </table:table-cell>
          <table:table-cell office:value-type="float" office:value="60426" table:formula="of:=SUM([.E21:.E24])" table:style-name="ce58">
            <text:p>60,426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table:style-name="ce54"/>
          <table:table-cell table:style-name="ce55"/>
          <table:table-cell table:number-columns-repeated="2" table:style-name="ce56"/>
          <table:table-cell table:number-columns-repeated="7" table:style-name="ce5"/>
          <table:table-cell table:number-columns-repeated="16372"/>
        </table:table-row>
        <table:table-row table:style-name="ro2">
          <table:table-cell table:style-name="ce5"/>
          <table:table-cell office:value-type="string" table:style-name="ce54">
            <text:p>Amortización de mobiliario para Eventos ⅓</text:p>
          </table:table-cell>
          <table:table-cell table:style-name="ce55"/>
          <table:table-cell office:value-type="float" office:value="-15808.83" table:formula="of:=[.G15]" table:style-name="ce56">
            <text:p>-15,809</text:p>
          </table:table-cell>
          <table:table-cell office:value-type="float" office:value="-15809" table:formula="of:=[.J15]" table:style-name="ce56">
            <text:p>-15,809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5"/>
          <table:table-cell table:style-name="ce54"/>
          <table:table-cell table:style-name="ce55"/>
          <table:table-cell table:number-columns-repeated="2" table:style-name="ce56"/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5"/>
          <table:table-cell office:value-type="string" table:style-name="ce59">
            <text:p>Total</text:p>
          </table:table-cell>
          <table:table-cell table:style-name="ce59"/>
          <table:table-cell office:value-type="float" office:value="31617.65" table:formula="of:=SUM([.D25:.D28])" table:style-name="ce60">
            <text:p>31,618</text:p>
          </table:table-cell>
          <table:table-cell office:value-type="float" office:value="44617" table:formula="of:=SUM([.E25:.E28])" table:style-name="ce60">
            <text:p>44,617</text:p>
          </table:table-cell>
          <table:table-cell table:number-columns-repeated="7" table:style-name="ce5"/>
          <table:table-cell table:number-columns-repeated="16372"/>
        </table:table-row>
        <table:table-row table:style-name="ro2">
          <table:table-cell table:number-columns-repeated="12" table:style-name="ce5"/>
          <table:table-cell table:number-columns-repeated="16372"/>
        </table:table-row>
        <table:table-row table:style-name="ro2">
          <table:table-cell office:value-type="string" table:style-name="ce61">
            <text:p>Fuente:</text:p>
          </table:table-cell>
          <table:table-cell table:number-columns-repeated="9" table:style-name="ce62"/>
          <table:table-cell table:style-name="ce63"/>
          <table:table-cell table:style-name="ce5"/>
          <table:table-cell table:number-columns-repeated="16372"/>
        </table:table-row>
        <table:table-row table:style-name="ro2">
          <table:table-cell office:value-type="string" table:style-name="ce64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style-name="ro2">
          <table:table-cell office:value-type="string" table:style-name="ce64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style-name="ro2">
          <table:table-cell table:style-name="ce64"/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style-name="ro2">
          <table:table-cell office:value-type="string" table:style-name="ce66">
            <text:p>Trabajo realizado:</text:p>
          </table:table-cell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number-rows-repeated="3" table:style-name="ro2">
          <table:table-cell table:style-name="ce64"/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style-name="ro2">
          <table:table-cell office:value-type="string" table:style-name="ce66">
            <text:p>Conclusiones:</text:p>
          </table:table-cell>
          <table:table-cell table:number-columns-repeated="9" table:style-name="ce5"/>
          <table:table-cell table:style-name="ce65"/>
          <table:table-cell table:style-name="ce5"/>
          <table:table-cell table:number-columns-repeated="16372"/>
        </table:table-row>
        <table:table-row table:number-rows-repeated="3" table:style-name="ro2">
          <table:table-cell table:number-columns-repeated="10" table:style-name="ce5"/>
          <table:table-cell table:style-name="ce65"/>
          <table:table-cell table:style-name="ce5"/>
          <table:table-cell table:number-columns-repeated="16372"/>
        </table:table-row>
        <table:table-row table:number-rows-repeated="4" table:style-name="ro2">
          <table:table-cell table:number-columns-repeated="12" table:style-name="ce5"/>
          <table:table-cell table:number-columns-repeated="16372"/>
        </table:table-row>
        <table:table-row table:number-rows-repeated="104853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/</number:text>
      <number:month number:style="long"/>
      <number:text>/</number:text>
      <number:year number:style="long"/>
    </number:date-style>
    <number:percentage-style style:name="N38">
      <number:number number:decimal-places="2" number:min-integer-digits="1"/>
      <number:text> %</number:text>
    </number:percentag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-</number:text>
      <number:month number:textual="true"/>
      <number:text>-</number:text>
      <number:year/>
    </number:date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Dara Macias</meta:initial-creator>
    <dc:creator>Stefy</dc:creator>
    <meta:creation-date>2020-10-19T12:23:50Z</meta:creation-date>
    <dc:date>2021-12-06T17:15:51Z</dc:date>
    <meta:editing-cycles>8</meta:editing-cycles>
    <meta:editing-duration>PT4136S</meta:editing-duration>
  </office:meta>
</office:document-meta>
</file>